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ospace" svg:font-family="monospace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style:font-name="Consolas"/>
    </style:style>
    <style:style style:name="P2" style:family="paragraph" style:parent-style-name="Standard">
      <style:text-properties style:font-name="Consolas" fo:font-size="13pt" fo:font-weight="bold" officeooo:rsid="00051afe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Consolas" fo:font-size="13pt" fo:font-weight="bold" officeooo:rsid="00051afe" officeooo:paragraph-rsid="00051afe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Consolas" fo:font-size="13pt" fo:font-weight="bold" officeooo:rsid="00051afe" officeooo:paragraph-rsid="000c2d98" style:font-size-asian="13pt" style:font-weight-asian="bold" style:font-size-complex="13pt" style:font-weight-complex="bold"/>
    </style:style>
    <style:style style:name="P5" style:family="paragraph" style:parent-style-name="Standard">
      <style:text-properties style:font-name="Consolas" fo:font-size="10pt" style:font-size-asian="10pt" style:font-size-complex="10pt"/>
    </style:style>
    <style:style style:name="P6" style:family="paragraph" style:parent-style-name="Standard">
      <style:text-properties style:font-name="Consolas" fo:font-size="10pt" officeooo:paragraph-rsid="0006ca70" style:font-size-asian="10pt" style:font-size-complex="10pt"/>
    </style:style>
    <style:style style:name="P7" style:family="paragraph" style:parent-style-name="Standard">
      <style:text-properties style:font-name="Consolas" fo:font-size="10pt" officeooo:paragraph-rsid="000890c6" style:font-size-asian="10pt" style:font-size-complex="10pt"/>
    </style:style>
    <style:style style:name="P8" style:family="paragraph" style:parent-style-name="Standard">
      <style:text-properties style:font-name="Consolas" fo:font-size="10pt" officeooo:paragraph-rsid="000c2d98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0c2d98"/>
    </style:style>
    <style:style style:name="T3" style:family="text">
      <style:text-properties fo:font-style="italic"/>
    </style:style>
    <style:style style:name="T4" style:family="text">
      <style:text-properties style:font-name="monospace"/>
    </style:style>
    <style:style style:name="Sect1" style:family="section">
      <style:section-properties text:dont-balance-text-columns="false" style:editable="false">
        <style:columns fo:column-count="2" fo:column-gap="0.399cm">
          <style:column style:rel-width="4932*" fo:start-indent="0cm" fo:end-indent="0.199cm"/>
          <style:column style:rel-width="4934*" fo:start-indent="0.199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IFO.C</text:p>
      <text:section text:style-name="Sect1" text:name="Section1">
        <text:p text:style-name="P1"><text:span text:style-name="T1">#include &lt;stdio.h&gt;</text:span></text:p>
        <text:p text:style-name="P5">#include &lt;stdlib.h&gt;</text:p>
        <text:p text:style-name="P5"/>
        <text:p text:style-name="P5">typedef unsigned char val_type ;</text:p>
        <text:p text:style-name="P5"/>
        <text:p text:style-name="P5">struct cellule {</text:p>
        <text:p text:style-name="P5"><text:tab/>val_type val ;</text:p>
        <text:p text:style-name="P5"><text:tab/>struct cellule * suiv ;</text:p>
        <text:p text:style-name="P5">};</text:p>
        <text:p text:style-name="P5"/>
        <text:p text:style-name="P5">struct fifo {</text:p>
        <text:p text:style-name="P5"><text:tab/>struct cellule * tete ;</text:p>
        <text:p text:style-name="P5"><text:tab/>struct cellule * queue ;</text:p>
        <text:p text:style-name="P5">};</text:p>
        <text:p text:style-name="P5"/>
        <text:p text:style-name="P5">void init_fifo (struct fifo * ptr_file) {</text:p>
        <text:p text:style-name="P5"><text:tab/>ptr_file-&gt;tete <text:s/>= NULL ;</text:p>
        <text:p text:style-name="P5"><text:tab/>ptr_file-&gt;queue = NULL ;</text:p>
        <text:p text:style-name="P5">}</text:p>
        <text:p text:style-name="P5"/>
        <text:p text:style-name="P5">val_type first (struct fifo file) {</text:p>
        <text:p text:style-name="P5"><text:tab/>return file.tete-&gt;val ;</text:p>
        <text:p text:style-name="P5">}</text:p>
        <text:p text:style-name="P5"/>
        <text:p text:style-name="P5">val_type get (struct fifo * ptr_file) {</text:p>
        <text:p text:style-name="P5"><text:tab/>val_type v = ptr_file-&gt;tete-&gt;val ;</text:p>
        <text:p text:style-name="P5"/>
        <text:p text:style-name="P5"><text:tab/>ptr_file-&gt;tete = ptr_file-&gt;tete-&gt;suiv ;</text:p>
        <text:p text:style-name="P5"><text:tab/>if (ptr_file-&gt;tete == NULL)</text:p>
        <text:p text:style-name="P5"><text:tab/><text:tab/>ptr_file-&gt;queue = NULL ;</text:p>
        <text:p text:style-name="P5"><text:tab/>return v;</text:p>
        <text:p text:style-name="P5">}</text:p>
        <text:p text:style-name="P5"/>
        <text:p text:style-name="P5">void sup_tete(struct fifo * ptr_file) {</text:p>
        <text:p text:style-name="P5"/>
        <text:p text:style-name="P5"><text:tab/>struct cellule * tmp = ptr_file-&gt;tete ;</text:p>
        <text:p text:style-name="P5"/>
        <text:p text:style-name="P5"><text:tab/>if( ptr_file-&gt;tete == ptr_file-&gt;queue) {</text:p>
        <text:p text:style-name="P5"><text:tab/><text:tab/>ptr_file-&gt;tete <text:s/>= NULL;</text:p>
        <text:p text:style-name="P5"><text:tab/><text:tab/>ptr_file-&gt;queue = NULL;</text:p>
        <text:p text:style-name="P5"><text:tab/>} else {</text:p>
        <text:p text:style-name="P5"><text:tab/><text:tab/>ptr_file-&gt;tete = ptr_file-&gt;tete-&gt;suiv ;</text:p>
        <text:p text:style-name="P5"><text:tab/>}</text:p>
        <text:p text:style-name="P5"><text:tab/>free(tmp);</text:p>
        <text:p text:style-name="P5">}</text:p>
        <text:p text:style-name="P5"/>
        <text:p text:style-name="P5">void put(struct fifo * ptr_file, val_type val) {</text:p>
        <text:p text:style-name="P5"/>
        <text:p text:style-name="P5"><text:tab/>struct cellule * tmp = malloc(sizeof(struct cellule));</text:p>
        <text:p text:style-name="P5"/>
        <text:p text:style-name="P5"><text:tab/>tmp-&gt;val = val;</text:p>
        <text:p text:style-name="P6"><text:tab/>//tmp-&gt;suiv = ptr_file-&gt;tete ; //ajout_tete, mais nous </text:p>
        <text:p text:style-name="P6"><text:tab/><text:tab/><text:tab/><text:tab/><text:tab/> <text:s text:c="4"/>//on veut ajout queue !!!</text:p>
        <text:p text:style-name="P5"><text:tab/>//ptr_file-&gt;tete = tmp ;</text:p>
        <text:p text:style-name="P5"><text:tab/>tmp-&gt;suiv = NULL;</text:p>
        <text:p text:style-name="P5"><text:tab/>if( ptr_file-&gt;tete == NULL)</text:p>
        <text:p text:style-name="P5"><text:tab/><text:tab/>ptr_file-&gt;tete <text:s/>= tmp ;</text:p>
        <text:p text:style-name="P5"><text:tab/>else</text:p>
        <text:p text:style-name="P5"><text:tab/><text:tab/>ptr_file-&gt;queue-&gt;suiv = tmp;</text:p>
        <text:p text:style-name="P5"><text:tab/>ptr_file-&gt;queue = tmp ;</text:p>
        <text:p text:style-name="P5"/>
        <text:p text:style-name="P5">}</text:p>
        <text:p text:style-name="P5"/>
        <text:p text:style-name="P5">int fifo_vide(struct fifo file) {</text:p>
        <text:p text:style-name="P5"><text:tab/>return (file.tete == NULL) ;</text:p>
        <text:p text:style-name="P5">}</text:p>
        <text:p text:style-name="P5"/>
        <text:p text:style-name="P5">int fifo_pleine(struct fifo file) {</text:p>
        <text:p text:style-name="P5"><text:tab/>return 0 ;</text:p>
        <text:p text:style-name="P5">}</text:p>
        <text:p text:style-name="P5"/>
        <text:p text:style-name="P5">void print_fifo(struct fifo file) {</text:p>
        <text:p text:style-name="P5"><text:tab/>struct cellule * tmp = file.tete ;</text:p>
        <text:p text:style-name="P5"/>
        <text:p text:style-name="P5"><text:tab/>printf("-----------\n");</text:p>
        <text:p text:style-name="P7"><text:tab/>printf("fifo_pleine ? %d, fifo_vide ? %d ::::: ", </text:p>
        <text:p text:style-name="P7"><text:tab/><text:tab/><text:tab/><text:tab/> <text:s text:c="8"/>fifo_pleine(file), fifo_vide(file));</text:p>
        <text:p text:style-name="P5"><text:tab/>/*printf("Fifo : ");*/</text:p>
        <text:p text:style-name="P5"><text:tab/>while(tmp != NULL) {</text:p>
        <text:p text:style-name="P5"><text:tab/><text:tab/>printf("%c,",tmp-&gt;val);</text:p>
        <text:p text:style-name="P5"><text:tab/><text:tab/>tmp = tmp-&gt;suiv ;</text:p>
        <text:p text:style-name="P5"><text:tab/>}</text:p>
        <text:p text:style-name="P5"><text:tab/>printf("\n-----------\n\n");</text:p>
        <text:p text:style-name="P5">}</text:p>
        <text:p text:style-name="P5"/>
        <text:p text:style-name="P5"/>
        <text:p text:style-name="P5"/>
        <text:p text:style-name="P5"/>
        <text:p text:style-name="P5"/>
        <text:p text:style-name="P5"/>
        <text:p text:style-name="P5"><text:soft-page-break/></text:p>
        <text:p text:style-name="P5"/>
        <text:p text:style-name="P5">int main () {</text:p>
        <text:p text:style-name="P5"/>
        <text:p text:style-name="P5"><text:tab/>struct fifo f;</text:p>
        <text:p text:style-name="P5"><text:tab/>init_fifo(&amp;f);</text:p>
        <text:p text:style-name="P5"/>
        <text:p text:style-name="P5"><text:tab/>for (val_type c = 'a' ; c &lt; 'a' + 26 ; c++) {</text:p>
        <text:p text:style-name="P5"><text:tab/><text:tab/>print_fifo(f);</text:p>
        <text:p text:style-name="P5"><text:tab/><text:tab/>put(&amp;f,c);</text:p>
        <text:p text:style-name="P5"><text:tab/>}</text:p>
        <text:p text:style-name="P5"/>
        <text:p text:style-name="P5"><text:tab/>while(!fifo_vide(f)){</text:p>
        <text:p text:style-name="P5"><text:tab/><text:tab/>//printf("Récupéré: %c\n",get(&amp;f));</text:p>
        <text:p text:style-name="P5"><text:tab/><text:tab/>get(&amp;f);</text:p>
        <text:p text:style-name="P5"><text:tab/><text:tab/>print_fifo(f);</text:p>
        <text:p text:style-name="P5"><text:tab/>}</text:p>
        <text:p text:style-name="P5"/>
        <text:p text:style-name="P5"><text:tab/>return 0;</text:p>
        <text:p text:style-name="P5">}</text:p>
        <text:p text:style-name="P5"/>
        <text:p text:style-name="P5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onospace" svg:font-family="monospace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199cm" fo:margin-bottom="0.499cm" fo:margin-left="0.9cm" fo:margin-right="0.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2:56:27.889314054</meta:creation-date>
    <meta:generator>LibreOffice/6.1.4.2$Linux_X86_64 LibreOffice_project/10$Build-2</meta:generator>
    <dc:date>2019-02-11T13:08:00.257021485</dc:date>
    <meta:editing-duration>PT11M20S</meta:editing-duration>
    <meta:editing-cycles>9</meta:editing-cycles>
    <meta:document-statistic meta:table-count="0" meta:image-count="0" meta:object-count="0" meta:page-count="2" meta:paragraph-count="81" meta:word-count="271" meta:character-count="1769" meta:non-whitespace-character-count="1487"/>
  </office:meta>
</office:document-meta>
</file>